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700000650FE9F99737155E6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20%" draw:contrast="0%" draw:red="0%" draw:green="0%" draw:blue="0%" draw:gamma="100%" draw:color-inversion="false" draw:image-opacity="100%" draw:color-mode="greysca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04cm" svg:y="0.012cm" svg:width="8.29cm" svg:height="17.648cm" draw:z-index="0"><draw:image xlink:href="Pictures/10000000000002F700000650FE9F99737155E6FD.png" xlink:type="simple" xlink:show="embed" xlink:actuate="onLoad" loext:mime-type="image/png"/></draw:frame><text:s text:c="12"/><draw:frame draw:style-name="fr1" draw:name="Image2" text:anchor-type="char" svg:x="8.733cm" svg:y="0.048cm" svg:width="8.257cm" svg:height="17.575cm" draw:z-index="1"><draw:image xlink:href="Pictures/10000000000002F700000650FE9F99737155E6FD.png" xlink:type="simple" xlink:show="embed" xlink:actuate="onLoad" loext:mime-type="image/png"/></draw:frame></text:p>
      <text:p text:style-name="Standard"><text:s text:c="106"/></text:p>
      <text:p text:style-name="Standard"/>
      <text:p text:style-name="Standard"/>
      <text:p text:style-name="Standard"/>
      <text:p text:style-name="P1"><text:s text:c="39"/></text:p>
      <text:p text:style-name="P1"/>
      <text:p text:style-name="P1"/>
      <text:p text:style-name="P1"/>
      <text:p text:style-name="P1"/>
      <text:p text:style-name="P1"><text:s text:c="11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6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2T11:22:50.694189072</meta:creation-date>
    <dc:date>2022-10-22T14:54:21.864259334</dc:date>
    <meta:editing-duration>PT3H21M22S</meta:editing-duration>
    <meta:editing-cycles>13</meta:editing-cycles>
    <meta:generator>LibreOffice/6.4.2.2$Linux_X86_64 LibreOffice_project/40$Build-2</meta:generator>
    <meta:print-date>2022-10-22T12:52:20.937914271</meta:print-date>
    <meta:document-statistic meta:table-count="0" meta:image-count="2" meta:object-count="0" meta:page-count="1" meta:paragraph-count="5" meta:word-count="0" meta:character-count="338" meta:non-whitespace-character-count="0"/>
  </office:meta>
</office:document-meta>
</file>